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dTransactionalSpringRuleTests.transactionalWithJUnitRuleBased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dTransactionalSpringRuleTests.transactionalWithJUni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